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co1" style:family="table-column">
      <style:table-column-properties style:column-width="5.861cm" style:use-optimal-column-width="false"/>
    </style:style>
    <style:style style:name="co2" style:family="table-column">
      <style:table-column-properties style:column-width="6.716cm" style:use-optimal-column-width="false"/>
    </style:style>
    <style:style style:name="co3" style:family="table-column">
      <style:table-column-properties style:column-width="7.768cm" style:use-optimal-column-width="false"/>
    </style:style>
    <style:style style:name="ro1" style:family="table-row">
      <style:table-row-properties style:row-height="1.152cm"/>
    </style:style>
    <style:style style:name="ro2" style:family="table-row">
      <style:table-row-properties style:row-height="0cm"/>
    </style:style>
    <style:style style:name="ce1" style:family="table-cell">
      <style:graphic-properties draw:fill="solid" draw:fill-color="#ff420e" style:repeat="repeat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graphic-properties draw:fill="solid" draw:fill-color="#ffd320" style:repeat="repeat"/>
    </style:style>
    <style:style style:name="ce3" style:family="table-cell">
      <style:graphic-properties draw:fill="solid" draw:fill-color="#579d1c" style:repeat="repeat"/>
      <style:paragraph-properties fo:text-align="center"/>
      <style:text-properties fo:color="#ffffff" fo:font-weight="bold" style:font-weight-asian="bold" style:font-weight-complex="bold"/>
    </style:style>
    <style:style style:name="ce4" style:family="table-cell">
      <style:graphic-properties draw:fill="solid" draw:fill-color="#aecf00" style:repeat="repeat"/>
    </style:style>
    <style:style style:name="ce5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6" style:family="table-cell">
      <style:graphic-properties style:repeat="repeat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86cm" svg:height="2.303cm" svg:x="2.394cm" svg:y="2.35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Building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86cm" svg:height="2.303cm" svg:x="2.394cm" svg:y="5.5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Room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86cm" svg:height="2.303cm" svg:x="2.394cm" svg:y="9.2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WhateverNode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1.035cm" svg:height="0.962cm" svg:x="5.175cm" svg:y="7.995cm">
          <draw:text-box>
            <text:p><text:span text:style-name="T2">...</text:span></text:p>
          </draw:text-box>
        </draw:frame>
        <draw:frame draw:style-name="standard" draw:layer="layout" svg:width="5.86cm" svg:height="2.303cm" svg:x="12.894cm" svg:y="2.35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">
                <text:p text:style-name="P1"><text:span text:style-name="T1">WireContainer</text:span></text:p>
              </table:table-cell>
            </table:table-row>
            <table:table-row table:style-name="ro1">
              <table:table-cell table:style-name="ce4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86cm" svg:height="2.303cm" svg:x="12.894cm" svg:y="5.5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">
                <text:p text:style-name="P1"><text:span text:style-name="T1">RadioContainer</text:span></text:p>
              </table:table-cell>
            </table:table-row>
            <table:table-row table:style-name="ro1">
              <table:table-cell table:style-name="ce4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715cm" svg:height="2.303cm" svg:x="12.894cm" svg:y="9.255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3">
                <text:p text:style-name="P1"><text:span text:style-name="T1">WhateverContainer</text:span></text:p>
              </table:table-cell>
            </table:table-row>
            <table:table-row table:style-name="ro1">
              <table:table-cell table:style-name="ce4"/>
            </table:table-row>
          </table:table>
          <draw:image xlink:href="Pictures/TablePreview6.svm" xlink:type="simple" xlink:show="embed" xlink:actuate="onLoad"/>
        </draw:frame>
        <draw:frame draw:style-name="gr1" draw:text-style-name="P2" draw:layer="layout" svg:width="1.035cm" svg:height="0.962cm" svg:x="15.675cm" svg:y="7.995cm">
          <draw:text-box>
            <text:p><text:span text:style-name="T2">...</text:span></text:p>
          </draw:text-box>
        </draw:frame>
        <draw:line draw:style-name="gr2" draw:text-style-name="P3" draw:layer="layout" svg:x1="11.795cm" svg:y1="4.05cm" svg:x2="8.62cm" svg:y2="9.13cm">
          <text:p/>
        </draw:line>
        <draw:line draw:style-name="gr2" draw:text-style-name="P3" draw:layer="layout" svg:x1="9.255cm" svg:y1="9.765cm" svg:x2="12.43cm" svg:y2="7.225cm">
          <text:p/>
        </draw:line>
        <draw:line draw:style-name="gr2" draw:text-style-name="P3" draw:layer="layout" svg:x1="9.255cm" svg:y1="10.4cm" svg:x2="12.43cm" svg:y2="10.4cm">
          <text:p/>
        </draw:line>
        <draw:line draw:style-name="gr2" draw:text-style-name="P3" draw:layer="layout" svg:x1="9.255cm" svg:y1="4.05cm" svg:x2="12.43cm" svg:y2="9.13cm">
          <text:p/>
        </draw:line>
        <draw:line draw:style-name="gr2" draw:text-style-name="P3" draw:layer="layout" svg:x1="8.62cm" svg:y1="3.415cm" svg:x2="12.43cm" svg:y2="3.415cm">
          <text:p/>
        </draw:line>
        <draw:line draw:style-name="gr2" draw:text-style-name="P3" draw:layer="layout" svg:x1="8.62cm" svg:y1="4.685cm" svg:x2="12.43cm" svg:y2="5.955cm">
          <text:p/>
        </draw:line>
        <draw:line draw:style-name="gr2" draw:text-style-name="P3" draw:layer="layout" svg:x1="8.62cm" svg:y1="5.955cm" svg:x2="12.43cm" svg:y2="4.05cm">
          <text:p/>
        </draw:line>
        <draw:line draw:style-name="gr2" draw:text-style-name="P3" draw:layer="layout" svg:x1="8.62cm" svg:y1="6.59cm" svg:x2="12.43cm" svg:y2="6.59cm">
          <text:p/>
        </draw:line>
        <draw:line draw:style-name="gr2" draw:text-style-name="P3" draw:layer="layout" svg:x1="8.62cm" svg:y1="7.225cm" svg:x2="12.43cm" svg:y2="9.765cm">
          <text:p/>
        </draw:line>
        <draw:frame draw:style-name="standard" draw:layer="layout" svg:width="5.86cm" svg:height="2.303cm" svg:x="-1.505cm" svg:y="13.45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Building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86cm" svg:height="2.303cm" svg:x="-1.505cm" svg:y="16.6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Room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86cm" svg:height="2.303cm" svg:x="-1.505cm" svg:y="20.3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WhateverNode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9.svm" xlink:type="simple" xlink:show="embed" xlink:actuate="onLoad"/>
        </draw:frame>
        <draw:frame draw:style-name="gr1" draw:text-style-name="P2" draw:layer="layout" svg:width="1.035cm" svg:height="0.962cm" svg:x="1.276cm" svg:y="19.095cm">
          <draw:text-box>
            <text:p><text:span text:style-name="T2">...</text:span></text:p>
          </draw:text-box>
        </draw:frame>
        <draw:frame draw:style-name="standard" draw:layer="layout" svg:width="5.86cm" svg:height="2.303cm" svg:x="18.095cm" svg:y="13.45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">
                <text:p text:style-name="P1"><text:span text:style-name="T1">WireContainer</text:span></text:p>
              </table:table-cell>
            </table:table-row>
            <table:table-row table:style-name="ro1">
              <table:table-cell table:style-name="ce4"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86cm" svg:height="2.303cm" svg:x="18.095cm" svg:y="16.6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">
                <text:p text:style-name="P1"><text:span text:style-name="T1">RadioContainer</text:span></text:p>
              </table:table-cell>
            </table:table-row>
            <table:table-row table:style-name="ro1">
              <table:table-cell table:style-name="ce4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6.715cm" svg:height="2.303cm" svg:x="18.095cm" svg:y="20.355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3">
                <text:p text:style-name="P1"><text:span text:style-name="T1">WhateverContainer</text:span></text:p>
              </table:table-cell>
            </table:table-row>
            <table:table-row table:style-name="ro1">
              <table:table-cell table:style-name="ce4"/>
            </table:table-row>
          </table:table>
          <draw:image xlink:href="Pictures/TablePreview12.svm" xlink:type="simple" xlink:show="embed" xlink:actuate="onLoad"/>
        </draw:frame>
        <draw:frame draw:style-name="gr1" draw:text-style-name="P2" draw:layer="layout" svg:width="1.035cm" svg:height="0.962cm" svg:x="20.876cm" svg:y="19.095cm">
          <draw:text-box>
            <text:p><text:span text:style-name="T2">...</text:span></text:p>
          </draw:text-box>
        </draw:frame>
        <draw:frame draw:style-name="standard" draw:layer="layout" svg:width="7.767cm" svg:height="2.995cm" svg:x="7.144cm" svg:y="15.758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5">
                <text:p text:style-name="P1"><text:span text:style-name="T1">ContainerNodeAdapter</text:span></text:p>
              </table:table-cell>
            </table:table-row>
            <table:table-row table:style-name="ro2">
              <table:table-cell table:style-name="ce6"/>
            </table:table-row>
          </table:table>
          <draw:image xlink:href="Pictures/TablePreview13.svm" xlink:type="simple" xlink:show="embed" xlink:actuate="onLoad"/>
        </draw:frame>
        <draw:line draw:style-name="gr2" draw:text-style-name="P3" draw:layer="layout" svg:x1="4.81cm" svg:y1="14.335cm" svg:x2="7.35cm" svg:y2="14.97cm">
          <text:p/>
        </draw:line>
        <draw:line draw:style-name="gr2" draw:text-style-name="P3" draw:layer="layout" svg:x1="4.81cm" svg:y1="17.51cm" svg:x2="6.715cm" svg:y2="17.51cm">
          <text:p/>
        </draw:line>
        <draw:line draw:style-name="gr2" draw:text-style-name="P3" draw:layer="layout" svg:x1="5.445cm" svg:y1="21.32cm" svg:x2="7.35cm" svg:y2="20.05cm">
          <text:p/>
        </draw:line>
        <draw:line draw:style-name="gr2" draw:text-style-name="P3" draw:layer="layout" svg:x1="17.51cm" svg:y1="14.335cm" svg:x2="15.605cm" svg:y2="15.605cm">
          <text:p/>
        </draw:line>
        <draw:line draw:style-name="gr2" draw:text-style-name="P3" draw:layer="layout" svg:x1="14.97cm" svg:y1="17.51cm" svg:x2="17.51cm" svg:y2="17.51cm">
          <text:p/>
        </draw:line>
        <draw:line draw:style-name="gr2" draw:text-style-name="P3" draw:layer="layout" svg:x1="14.97cm" svg:y1="19.415cm" svg:x2="17.51cm" svg:y2="21.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arles Edward Bedón Cortázar</meta:initial-creator>
    <meta:creation-date>2010-09-28T09:35:37</meta:creation-date>
    <dc:date>2010-09-28T13:03:42</dc:date>
    <dc:creator>Charles Edward Bedón Cortázar</dc:creator>
    <meta:editing-duration>PT02H17M13S</meta:editing-duration>
    <meta:editing-cycles>1</meta:editing-cycles>
    <meta:document-statistic meta:object-count="32"/>
    <meta:generator>OpenOffice.org/3.2$Linux OpenOffice.org_project/320m19$Build-9505</meta:generator>
  </office:meta>
</office:document-meta>
</file>